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36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kateBoard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21:14:10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025" calcext:value-type="float">
            <text:p>0.3025</text:p>
          </table:table-cell>
          <table:table-cell office:value-type="float" office:value="18.7043" calcext:value-type="float">
            <text:p>18.7043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6801" calcext:value-type="float">
            <text:p>0.68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4:23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table:style-name="ce2" office:value-type="float" office:value="0.3398" calcext:value-type="float">
            <text:p>0.3398</text:p>
          </table:table-cell>
          <table:table-cell office:value-type="float" office:value="19.0567" calcext:value-type="float">
            <text:p>19.0567</text:p>
          </table:table-cell>
          <table:table-cell office:value-type="float" office:value="0.8821" calcext:value-type="float">
            <text:p>0.8821</text:p>
          </table:table-cell>
          <table:table-cell table:style-name="ce2" office:value-type="float" office:value="0.6439" calcext:value-type="float">
            <text:p>0.64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4:39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094" calcext:value-type="float">
            <text:p>0.3094</text:p>
          </table:table-cell>
          <table:table-cell office:value-type="float" office:value="18.3122" calcext:value-type="float">
            <text:p>18.3122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6747" calcext:value-type="float">
            <text:p>0.67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4:50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39" calcext:value-type="float">
            <text:p>0.339</text:p>
          </table:table-cell>
          <table:table-cell office:value-type="float" office:value="18.8947" calcext:value-type="float">
            <text:p>18.8947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649" calcext:value-type="float">
            <text:p>0.6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5:01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154" calcext:value-type="float">
            <text:p>0.3154</text:p>
          </table:table-cell>
          <table:table-cell office:value-type="float" office:value="18.4117" calcext:value-type="float">
            <text:p>18.4117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6702" calcext:value-type="float">
            <text:p>0.67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5:0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anime style</text:p>
          </table:table-cell>
          <table:table-cell office:value-type="float" office:value="0.3318" calcext:value-type="float">
            <text:p>0.3318</text:p>
          </table:table-cell>
          <table:table-cell table:style-name="ce2" office:value-type="float" office:value="19.2432" calcext:value-type="float">
            <text:p>19.2432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6581" calcext:value-type="float">
            <text:p>0.65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21:17:23.866632903</dc:date>
    <meta:editing-duration>PT1M20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